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margin-top="0.1945in" fo:margin-bottom="0.1945in" fo:text-indent="0in" style:auto-text-indent="false"/>
    </style:style>
    <style:style style:name="P16"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7"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3" style:family="paragraph" style:parent-style-name="Text_20_body">
      <style:paragraph-properties fo:margin-left="0in" fo:margin-right="0in" fo:text-align="start" style:justify-single-word="false" fo:text-indent="0in" style:auto-text-indent="false"/>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6" style:family="paragraph" style:parent-style-name="List_20_Continue">
      <style:paragraph-properties fo:margin-left="0in" fo:margin-right="0in" fo:text-indent="0in" style:auto-text-indent="false"/>
    </style:style>
    <style:style style:name="P27" style:family="paragraph" style:parent-style-name="Normal_20__28_Web_29_">
      <style:paragraph-properties fo:margin-left="0in" fo:margin-right="0in" fo:text-indent="0in" style:auto-text-indent="false"/>
    </style:style>
    <style:style style:name="P28" style:family="paragraph" style:parent-style-name="Text_20_body">
      <style:paragraph-properties fo:margin-left="0in" fo:margin-right="0in" fo:margin-top="0in" fo:margin-bottom="0.0598in" fo:text-indent="0in" style:auto-text-indent="false"/>
    </style:style>
    <style:style style:name="P29" style:family="paragraph" style:parent-style-name="Text_20_body">
      <style:paragraph-properties fo:margin-left="0in" fo:margin-right="0in" fo:margin-top="0in" fo:margin-bottom="0.0799in" fo:text-indent="0in" style:auto-text-indent="false"/>
    </style:style>
    <style:style style:name="P30" style:family="paragraph" style:parent-style-name="Normal_20__28_Web_29_">
      <style:paragraph-properties fo:margin-left="0in" fo:margin-right="0in" fo:margin-top="0in" fo:margin-bottom="0.0799in" fo:text-indent="0in" style:auto-text-indent="false"/>
    </style:style>
    <style:style style:name="P31"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3"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4"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5" style:family="paragraph" style:parent-style-name="Standard">
      <style:paragraph-properties fo:margin-left="0in" fo:margin-right="0in" fo:margin-top="0in" fo:margin-bottom="0.0799in" fo:text-indent="0in" style:auto-text-indent="false"/>
    </style:style>
    <style:style style:name="P36"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37"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38"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Text_20_body">
      <style:paragraph-properties fo:margin-left="0in" fo:margin-right="0in" fo:orphans="2" fo:widows="2" fo:text-indent="0in" style:auto-text-indent="false" style:writing-mode="lr-tb"/>
    </style:style>
    <style:style style:name="P40" style:family="paragraph" style:parent-style-name="Text_20_body">
      <style:paragraph-properties fo:margin-left="0in" fo:margin-right="0in" fo:text-align="start" style:justify-single-word="false" fo:orphans="2" fo:widows="2" fo:text-indent="0in" style:auto-text-indent="false" style:writing-mode="lr-tb"/>
    </style:style>
    <style:style style:name="P41" style:family="paragraph" style:parent-style-name="Heading_20_2">
      <style:paragraph-properties fo:margin-left="0in" fo:margin-right="0in" fo:text-indent="0in" style:auto-text-indent="false"/>
    </style:style>
    <style:style style:name="P42" style:family="paragraph" style:parent-style-name="List_20_Continue">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Text_20_body">
      <style:paragraph-properties fo:margin-left="1in" fo:margin-right="0in" fo:margin-top="0in" fo:margin-bottom="0in" fo:text-indent="0in" style:auto-text-indent="false"/>
    </style:style>
    <style:style style:name="P4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6" style:family="paragraph" style:parent-style-name="Text_20_body">
      <style:paragraph-properties fo:margin-left="0.5in" fo:margin-right="0in" fo:text-indent="0in" style:auto-text-indent="false"/>
      <style:text-properties fo:font-style="italic" style:font-style-asian="italic"/>
    </style:style>
    <style:style style:name="P4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8"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0"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5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4"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5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6" style:family="paragraph" style:parent-style-name="Standard">
      <style:paragraph-properties fo:margin-left="0.5in" fo:margin-right="0in" fo:margin-top="0in" fo:margin-bottom="0.0799in" fo:text-indent="0in" style:auto-text-indent="false"/>
    </style:style>
    <style:style style:name="P57"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8" style:family="paragraph" style:parent-style-name="List_20_Continue">
      <style:paragraph-properties fo:margin-left="0.5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59" style:family="paragraph" style:parent-style-name="Text_20_body">
      <style:paragraph-properties fo:margin-left="0.5in" fo:margin-right="0in" fo:orphans="2" fo:widows="2" fo:text-indent="0in" style:auto-text-indent="false" style:writing-mode="lr-tb"/>
    </style:style>
    <style:style style:name="P60" style:family="paragraph" style:parent-style-name="Date">
      <style:paragraph-properties fo:margin-left="2.5in" fo:margin-right="0in" fo:text-indent="0in" style:auto-text-indent="false"/>
    </style:style>
    <style:style style:name="P61" style:family="paragraph" style:parent-style-name="Text_20_body">
      <style:paragraph-properties fo:margin-left="-1in" fo:margin-right="0in" fo:text-indent="0in" style:auto-text-indent="false"/>
    </style:style>
    <style:style style:name="P62" style:family="paragraph" style:parent-style-name="List_20_Number_20_4">
      <style:paragraph-properties fo:margin-left="-1in" fo:margin-right="0in" fo:text-indent="0in" style:auto-text-indent="false"/>
    </style:style>
    <style:style style:name="P6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6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65" style:family="paragraph" style:parent-style-name="Text_20_body">
      <style:text-properties fo:font-size="12pt" fo:font-style="normal" style:font-size-asian="12pt" style:font-style-asian="normal" style:font-size-complex="12pt" style:font-style-complex="normal"/>
    </style:style>
    <style:style style:name="P66" style:family="paragraph" style:parent-style-name="Text_20_body">
      <style:text-properties fo:font-size="10.5pt" fo:font-style="italic" style:font-style-asian="italic" style:font-style-complex="italic"/>
    </style:style>
    <style:style style:name="P67" style:family="paragraph" style:parent-style-name="Text_20_body">
      <style:text-properties style:font-name="TimesNewRomanPSMT" fo:font-size="12pt" style:font-name-asian="TimesNewRomanPSMT" style:font-size-asian="12pt" style:font-name-complex="TimesNewRomanPSMT" style:font-size-complex="12pt"/>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Standard">
      <style:paragraph-properties fo:margin-top="0in" fo:margin-bottom="0.0799in"/>
    </style:style>
    <style:style style:name="P70" style:family="paragraph" style:parent-style-name="Standard">
      <style:paragraph-properties fo:margin-top="0in" fo:margin-bottom="0.0799in"/>
      <style:text-properties fo:color="#000000"/>
    </style:style>
    <style:style style:name="P71" style:family="paragraph" style:parent-style-name="Standard">
      <style:paragraph-properties fo:margin-top="0in" fo:margin-bottom="0.0799in"/>
      <style:text-properties fo:color="#000000" fo:font-weight="normal" style:font-weight-asian="normal" style:font-weight-complex="normal"/>
    </style:style>
    <style:style style:name="P72" style:family="paragraph" style:parent-style-name="Standard">
      <style:paragraph-properties fo:margin-top="0in" fo:margin-bottom="0.0799in"/>
      <style:text-properties fo:color="#000000" fo:font-style="italic" style:font-style-asian="italic" style:font-style-complex="italic"/>
    </style:style>
    <style:style style:name="P73" style:family="paragraph" style:parent-style-name="Standard">
      <style:paragraph-properties fo:margin-left="-0.5in" fo:margin-right="0in" fo:margin-top="0.1945in" fo:margin-bottom="0.1945in" fo:text-indent="0.5in" style:auto-text-indent="false"/>
    </style:style>
    <style:style style:name="P74"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5" style:family="paragraph" style:parent-style-name="Heading_20_2">
      <style:text-properties style:font-name="Times New Roman"/>
    </style:style>
    <style:style style:name="P76" style:family="paragraph" style:parent-style-name="Heading_20_2">
      <style:paragraph-properties fo:margin-left="0.0083in" fo:margin-right="0in" fo:text-indent="0in" style:auto-text-indent="false"/>
    </style:style>
    <style:style style:name="P77" style:family="paragraph" style:parent-style-name="Heading_20_2">
      <style:paragraph-properties fo:orphans="2" fo:widows="2" style:writing-mode="lr-tb"/>
    </style:style>
    <style:style style:name="P78" style:family="paragraph" style:parent-style-name="Standard">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79" style:family="paragraph" style:parent-style-name="Standard" style:list-style-name="L1">
      <style:paragraph-properties fo:margin-left="0in" fo:margin-right="0in" fo:margin-top="0in" fo:margin-bottom="0.0799in" fo:text-indent="0in" style:auto-text-indent="false"/>
    </style:style>
    <style:style style:name="P80" style:family="paragraph" style:parent-style-name="Standard" style:list-style-name="L1">
      <style:paragraph-properties fo:margin-left="0in" fo:margin-right="0in" fo:margin-top="0in" fo:margin-bottom="0.0799in" fo:text-indent="0in" style:auto-text-indent="false"/>
    </style:style>
    <style:style style:name="P81" style:family="paragraph" style:parent-style-name="Standard" style:list-style-name="L1">
      <style:paragraph-properties fo:margin-left="0in" fo:margin-right="0in" fo:margin-top="0in" fo:margin-bottom="0.0799in" fo:text-indent="0in" style:auto-text-indent="false"/>
    </style:style>
    <style:style style:name="P82" style:family="paragraph" style:parent-style-name="Standard" style:list-style-name="L1">
      <style:paragraph-properties fo:margin-left="0in" fo:margin-right="0in" fo:margin-top="0in" fo:margin-bottom="0.0799in" fo:text-indent="0in" style:auto-text-indent="false"/>
    </style:style>
    <style:style style:name="P83"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4"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5"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6"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7"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88" style:family="paragraph" style:parent-style-name="Standard" style:list-style-name="L2">
      <style:paragraph-properties fo:margin-left="0.5in" fo:margin-right="0in" fo:margin-top="0in" fo:margin-bottom="0.0799in" fo:text-indent="0in" style:auto-text-indent="false"/>
    </style:style>
    <style:style style:name="P89" style:family="paragraph" style:parent-style-name="Standard" style:list-style-name="L2">
      <style:paragraph-properties fo:margin-left="0.5in" fo:margin-right="0in" fo:margin-top="0in" fo:margin-bottom="0.0799in" fo:text-indent="0in" style:auto-text-indent="false"/>
    </style:style>
    <style:style style:name="P90" style:family="paragraph" style:parent-style-name="Text_20_body">
      <style:text-properties fo:font-style="normal" fo:font-weight="normal" style:font-style-asian="normal" style:font-weight-asian="normal" style:font-style-complex="normal" style:font-weight-complex="normal"/>
    </style:style>
    <style:style style:name="P91" style:family="paragraph" style:parent-style-name="Text_20_body">
      <style:text-properties fo:font-size="12pt" fo:font-style="normal" style:font-size-asian="12pt" style:font-style-asian="normal" style:font-size-complex="12pt" style:font-style-complex="normal"/>
    </style:style>
    <style:style style:name="P92" style:family="paragraph" style:parent-style-name="Text_20_body" style:list-style-name="WW8Num18">
      <style:paragraph-properties fo:margin-left="-1in" fo:margin-right="0in" fo:margin-top="0in" fo:margin-bottom="0.0799in" fo:text-indent="0in" style:auto-text-indent="false"/>
    </style:style>
    <style:style style:name="P9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4" style:family="paragraph" style:parent-style-name="Text_20_body">
      <style:paragraph-properties fo:margin-left="0in" fo:margin-right="0in" fo:text-indent="0in" style:auto-text-indent="false"/>
      <style:text-properties fo:font-style="normal" style:font-style-asian="normal" style:font-style-complex="normal"/>
    </style:style>
    <style:style style:name="P9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96" style:family="paragraph" style:parent-style-name="Text_20_body" style:list-style-name="WW8Num33">
      <style:paragraph-properties fo:margin-left="0in" fo:margin-right="0in" fo:text-indent="0in" style:auto-text-indent="false"/>
    </style:style>
    <style:style style:name="P97"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98" style:family="paragraph" style:parent-style-name="Text_20_body" style:list-style-name="WW8Num33">
      <style:paragraph-properties fo:margin-left="-0.5in" fo:margin-right="0in" fo:text-indent="0in" style:auto-text-indent="false"/>
    </style:style>
    <style:style style:name="P99" style:family="paragraph" style:parent-style-name="Text_20_body" style:list-style-name="WW8Num33">
      <style:paragraph-properties fo:margin-left="-0.5in" fo:margin-right="0in" fo:text-indent="0in" style:auto-text-indent="false"/>
    </style:style>
    <style:style style:name="P100" style:family="paragraph" style:parent-style-name="Text_20_body" style:list-style-name="L4">
      <style:paragraph-properties fo:margin-left="0.5in" fo:margin-right="0in" fo:margin-top="0in" fo:margin-bottom="0in" fo:text-indent="0in" style:auto-text-indent="false"/>
    </style:style>
    <style:style style:name="P101" style:family="paragraph" style:parent-style-name="Text_20_body" style:list-style-name="L4">
      <style:paragraph-properties fo:margin-left="0.5in" fo:margin-right="0in" fo:margin-top="0in" fo:margin-bottom="0in" fo:text-indent="0in" style:auto-text-indent="false"/>
    </style:style>
    <style:style style:name="P102" style:family="paragraph" style:parent-style-name="Text_20_body" style:list-style-name="L4">
      <style:paragraph-properties fo:margin-left="0.5in" fo:margin-right="0in" fo:margin-top="0in" fo:margin-bottom="0in" fo:text-indent="0in" style:auto-text-indent="false"/>
    </style:style>
    <style:style style:name="P103" style:family="paragraph" style:parent-style-name="Text_20_body" style:list-style-name="L4">
      <style:paragraph-properties fo:margin-left="0.5in" fo:margin-right="0in" fo:margin-top="0in" fo:margin-bottom="0in" fo:text-indent="0in" style:auto-text-indent="false"/>
    </style:style>
    <style:style style:name="P104" style:family="paragraph" style:parent-style-name="Text_20_body" style:list-style-name="L4">
      <style:paragraph-properties fo:margin-left="1in" fo:margin-right="0in" fo:margin-top="0in" fo:margin-bottom="0in" fo:text-indent="0in" style:auto-text-indent="false"/>
    </style:style>
    <style:style style:name="P105" style:family="paragraph" style:parent-style-name="Text_20_body" style:list-style-name="L4">
      <style:paragraph-properties fo:margin-left="1in" fo:margin-right="0in" fo:margin-top="0in" fo:margin-bottom="0in" fo:text-indent="0in" style:auto-text-indent="false"/>
      <style:text-properties style:language-asian="zh" style:country-asian="CN"/>
    </style:style>
    <style:style style:name="P106" style:family="paragraph" style:parent-style-name="Text_20_body" style:list-style-name="L4">
      <style:paragraph-properties fo:margin-left="1in" fo:margin-right="0in" fo:margin-top="0in" fo:margin-bottom="0in" fo:text-indent="0in" style:auto-text-indent="false"/>
    </style:style>
    <style:style style:name="P107" style:family="paragraph" style:parent-style-name="Text_20_body" style:list-style-name="L4">
      <style:paragraph-properties fo:margin-left="1in" fo:margin-right="0in" fo:margin-top="0in" fo:margin-bottom="0in" fo:text-indent="0in" style:auto-text-indent="false"/>
    </style:style>
    <style:style style:name="P108" style:family="paragraph" style:parent-style-name="Text_20_body" style:list-style-name="L4">
      <style:paragraph-properties fo:margin-left="1in" fo:margin-right="0in" fo:margin-top="0in" fo:margin-bottom="0in" fo:text-indent="0in" style:auto-text-indent="false"/>
    </style:style>
    <style:style style:name="P109" style:family="paragraph" style:parent-style-name="Text_20_body" style:list-style-name="L4">
      <style:paragraph-properties fo:margin-left="1in" fo:margin-right="0in" fo:margin-top="0in" fo:margin-bottom="0in" fo:text-indent="0in" style:auto-text-indent="false"/>
    </style:style>
    <style:style style:name="P110" style:family="paragraph" style:parent-style-name="Text_20_body" style:list-style-name="L4">
      <style:paragraph-properties fo:margin-left="1in" fo:margin-right="0in" fo:margin-top="0in" fo:margin-bottom="0in" fo:text-indent="0in" style:auto-text-indent="false"/>
    </style:style>
    <style:style style:name="P111" style:family="paragraph" style:parent-style-name="Text_20_body" style:list-style-name="L4">
      <style:paragraph-properties fo:margin-left="1in" fo:margin-right="0in" fo:text-indent="0in" style:auto-text-indent="false"/>
    </style:style>
    <style:style style:name="P112" style:family="paragraph" style:parent-style-name="List" style:list-style-name="WW8Num24">
      <style:paragraph-properties fo:margin-left="-0.5in" fo:margin-right="0in" fo:text-indent="-0.25in" style:auto-text-indent="false"/>
    </style:style>
    <style:style style:name="P113" style:family="paragraph" style:parent-style-name="List" style:list-style-name="WW8Num24">
      <style:paragraph-properties fo:margin-left="-0.5in" fo:margin-right="0in" fo:text-indent="-0.25in" style:auto-text-indent="false"/>
    </style:style>
    <style:style style:name="P114" style:family="paragraph" style:parent-style-name="List" style:list-style-name="WW8Num24">
      <style:paragraph-properties fo:margin-left="-0.5in" fo:margin-right="0in" fo:text-indent="-0.25in" style:auto-text-indent="false"/>
    </style:style>
    <style:style style:name="P115" style:family="paragraph" style:parent-style-name="List" style:list-style-name="WW8Num24">
      <style:paragraph-properties fo:margin-left="-0.5in" fo:margin-right="0in" fo:margin-top="0in" fo:margin-bottom="0.0799in" fo:text-indent="-0.25in" style:auto-text-indent="false"/>
    </style:style>
    <style:style style:name="P11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7"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118"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11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0" style:family="paragraph" style:parent-style-name="Contents_20_2">
      <style:paragraph-properties>
        <style:tab-stops>
          <style:tab-stop style:position="5.5252in" style:type="right" style:leader-style="dotted" style:leader-text="."/>
        </style:tab-stops>
      </style:paragraph-properties>
    </style:style>
    <style:style style:name="P121" style:family="paragraph" style:parent-style-name="Contents_20_3">
      <style:paragraph-properties>
        <style:tab-stops>
          <style:tab-stop style:position="5.3583in" style:type="right" style:leader-style="dotted" style:leader-text="."/>
        </style:tab-stops>
      </style:paragraph-properties>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List_20_Number" style:list-style-name="L5">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0" style:family="paragraph" style:parent-style-name="List_20_Continue" style:list-style-name="L1">
      <style:paragraph-properties fo:margin-left="0in" fo:margin-right="0in" fo:margin-top="0in" fo:margin-bottom="0.0799in" fo:text-indent="0in" style:auto-text-indent="false"/>
    </style:style>
    <style:style style:name="P131" style:family="paragraph" style:parent-style-name="List_20_Number_20_4">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2"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3"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4"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5"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6"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7"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8" style:family="text">
      <style:text-properties fo:color="#000000" style:font-name="Arial" fo:font-style="normal" fo:font-weight="bold" style:font-style-asian="normal" style:font-weight-asian="bold" style:font-style-complex="normal" style:font-weight-complex="bold"/>
    </style:style>
    <style:style style:name="T39" style:family="text">
      <style:text-properties style:font-name="Helv" fo:font-size="10pt" fo:font-style="italic" style:font-size-asian="10pt" style:font-style-asian="italic" style:font-name-complex="Helv" style:font-size-complex="10pt"/>
    </style:style>
    <style:style style:name="T40" style:family="text">
      <style:text-properties style:font-name="Helv" fo:font-size="10pt" fo:language="da" fo:country="DK" fo:font-style="italic" style:font-size-asian="10pt" style:font-style-asian="italic" style:font-name-complex="Helv" style:font-size-complex="10pt"/>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style:font-size-asian="12pt" style:language-asian="zh" style:country-asian="CN" style:font-style-asian="normal" style:font-size-complex="12pt" style:font-style-complex="normal"/>
    </style:style>
    <style:style style:name="T43" style:family="text">
      <style:text-properties fo:font-size="12pt" fo:font-style="normal" fo:font-weight="bold" style:font-size-asian="12pt" style:font-style-asian="normal" style:font-weight-asian="bold" style:font-size-complex="12pt" style:font-style-complex="normal" style:font-weight-complex="bold"/>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fo:font-style="italic" fo:font-weight="bold" style:font-size-asian="12pt" style:font-style-asian="italic" style:font-weight-asian="bold" style:font-size-complex="12pt" style:font-style-complex="italic" style:font-weight-complex="bold"/>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style:text-underline-style="none"/>
    </style:style>
    <style:style style:name="T49" style:family="text">
      <style:text-properties fo:font-size="10.5pt"/>
    </style:style>
    <style:style style:name="T50" style:family="text">
      <style:text-properties fo:font-size="10.5pt" fo:font-style="italic" style:font-style-asian="italic" style:font-style-complex="italic"/>
    </style:style>
    <style:style style:name="T51" style:family="text">
      <style:text-properties fo:font-weight="normal" style:font-weight-asian="normal" style:font-weight-complex="normal"/>
    </style:style>
    <style:style style:name="T52"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3" style:family="text">
      <style:text-properties fo:font-size="14pt" style:font-size-asian="14pt" style:font-size-complex="14pt"/>
    </style:style>
    <style:style style:name="T54" style:family="text">
      <style:text-properties fo:font-size="14pt" fo:font-style="normal" style:font-size-asian="14pt" style:font-style-asian="normal" style:font-size-complex="14pt" style:font-style-complex="normal"/>
    </style:style>
    <style:style style:name="T55" style:family="text">
      <style:text-properties style:font-name="TimesNewRomanPSMT" fo:font-size="12pt" style:font-name-asian="TimesNewRomanPSMT" style:font-size-asian="12pt" style:font-name-complex="TimesNewRomanPSMT" style:font-size-complex="12pt"/>
    </style:style>
    <style:style style:name="T5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style:language-asian="zh" style:country-asian="CN"/>
    </style:style>
    <style:style style:name="T6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63" style:family="text">
      <style:text-properties style:use-window-font-color="true" style:font-name="Times New Roman" fo:font-style="italic" style:font-name-asian="Times New Roman" style:font-style-asian="italic" style:font-name-complex="Times New Roman" style:font-style-complex="italic"/>
    </style:style>
    <style:style style:name="T64" style:family="text">
      <style:text-properties style:use-window-font-color="true" style:font-name="Times New Roman" fo:font-style="italic" style:font-name-asian="Times New Roman" style:language-asian="zh" style:country-asian="CN" style:font-style-asian="italic" style:font-name-complex="Times New Roman" style:font-style-complex="italic"/>
    </style:style>
    <style:style style:name="T65" style:family="text">
      <style:text-properties style:use-window-font-color="true" style:font-name="Times New Roman" fo:font-style="normal" style:font-name-asian="Times New Roman" style:language-asian="zh" style:country-asian="CN" style:font-style-asian="normal" style:font-name-complex="Times New Roman" style:font-style-complex="normal"/>
    </style:style>
    <style:style style:name="T66"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xCAT 2 on AIX</text:p>
      <text:p text:style-name="P10">Installing AIX standalone nodes </text:p>
      <text:p text:style-name="P11">(using standard NIM rte method)</text:p>
      <text:p text:style-name="P60"><text:date style:data-style-name="N36" text:date-value="2010-06-16T14:30:48.42">06/16/2010</text:date>, <text:time style:data-style-name="N116" text:time-value="2010-06-16T14:30:48.42">PM 02:30:48</text:time></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9"><text:a xlink:type="simple" xlink:href="#1. Overview|outline">1.0 <text:s/>Overview<text:tab/>1</text:a></text:p>
          <text:p text:style-name="P119"><text:a xlink:type="simple" xlink:href="#2.Installing AIX nodes (using standard NIM rte method)|outline">2.0 Installing AIX nodes (using standard NIM rte method)<text:tab/>2</text:a></text:p>
          <text:p text:style-name="P120"><text:a xlink:type="simple" xlink:href="#2.1.Create an operating system image|outline">2.1 Create an operating system image<text:tab/>2</text:a></text:p>
          <text:p text:style-name="P120"><text:a xlink:type="simple" xlink:href="#2.2.Add additional software |outline">2.2 Add additional software <text:tab/>4</text:a></text:p>
          <text:p text:style-name="P121"><text:a xlink:type="simple" xlink:href="#2.2.1.Copy software to lpp_source resource|outline">2.2.1 Copy software to lpp_source resource<text:tab/>5</text:a></text:p>
          <text:p text:style-name="P121"><text:a xlink:type="simple" xlink:href="#2.2.2.Create NIM installp_bundle resources|outline">2.2.2 Create NIM installp_bundle resources<text:tab/>5</text:a></text:p>
          <text:p text:style-name="P121"><text:a xlink:type="simple" xlink:href="#2.2.3.Verify the lpp_source contents|outline">2.2.3 Verify the lpp_source contents<text:tab/>5</text:a></text:p>
          <text:p text:style-name="P120"><text:a xlink:type="simple" xlink:href="#2.3.Define xCAT networks|outline">2.3 Define xCAT networks<text:tab/>6</text:a></text:p>
          <text:p text:style-name="P120"><text:a xlink:type="simple" xlink:href="#2.4.Create additional NIM network definitions (optional)  |outline">2.4 Create additional NIM network definitions (optional) <text:s/><text:tab/>6</text:a></text:p>
          <text:p text:style-name="P120"><text:a xlink:type="simple" xlink:href="#2.5.Define the HMC as an xCAT node|outline">2.5 Define the HMC as an xCAT node<text:tab/>8</text:a></text:p>
          <text:p text:style-name="P120"><text:a xlink:type="simple" xlink:href="#2.6.Discover the LPARs managed by the HMC|outline">2.6 Discover the LPARs managed by the HMC<text:tab/>8</text:a></text:p>
          <text:p text:style-name="P120"><text:a xlink:type="simple" xlink:href="#2.7.Define xCAT cluster nodes|outline">2.7 Define xCAT cluster nodes<text:tab/>9</text:a></text:p>
          <text:p text:style-name="P120"><text:a xlink:type="simple" xlink:href="#2.8.Add IP addresses and hostnames to /etc/hosts|outline">2.8 Add IP addresses and hostnames to /etc/hosts<text:tab/>10</text:a></text:p>
          <text:p text:style-name="P120"><text:a xlink:type="simple" xlink:href="#2.9.Define xCAT groups (optional)|outline">2.9 Define xCAT groups (optional)<text:tab/>10</text:a></text:p>
          <text:p text:style-name="P120"><text:a xlink:type="simple" xlink:href="#2.10. Set up customization scripts (optional)|outline">2.10 <text:s/>Set up customization scripts (optional)<text:tab/>10</text:a></text:p>
          <text:p text:style-name="P121"><text:a xlink:type="simple" xlink:href="#2.10.1.  Add NTP setup script |outline">2.10.1 <text:s text:c="2"/>Add NTP setup script <text:tab/>11</text:a></text:p>
          <text:p text:style-name="P121"><text:a xlink:type="simple" xlink:href="#2.10.2. Add secondary adapter configuration script|outline">2.10.2 <text:s/>Add secondary adapter configuration script<text:tab/>11</text:a></text:p>
          <text:p text:style-name="P121"><text:a xlink:type="simple" xlink:href="#2.10.3. Configure NIM to use nimsh and SSL.|outline">2.10.3 <text:s/>Configure NIM to use nimsh and SSL.<text:tab/>11</text:a></text:p>
          <text:p text:style-name="P120"><text:a xlink:type="simple" xlink:href="#2.11.Gather MAC information for the install adapters.|outline">2.11 Gather MAC information for the install adapters.<text:tab/>13</text:a></text:p>
          <text:p text:style-name="P120"><text:a xlink:type="simple" xlink:href="#2.12.Create NIM client &amp; group definitions|outline">2.12 Create NIM client &amp; group definitions<text:tab/>14</text:a></text:p>
          <text:p text:style-name="P120"><text:a xlink:type="simple" xlink:href="#2.13.Initialize the AIX/NIM  nodes|outline">2.13 Initialize the AIX/NIM <text:s/>nodes<text:tab/>14</text:a></text:p>
          <text:p text:style-name="P120"><text:a xlink:type="simple" xlink:href="#2.14.DHCP configuration(Optional)|outline">2.14 DHCP configuration(Optional)<text:tab/>15</text:a></text:p>
          <text:p text:style-name="P120"><text:a xlink:type="simple" xlink:href="#2.15.Open a remote console (optional)|outline">2.15 Open a remote console (optional)<text:tab/>16</text:a></text:p>
          <text:p text:style-name="P120"><text:a xlink:type="simple" xlink:href="#2.16.Initiate a network boot|outline">2.16 Initiate a network boot<text:tab/>16</text:a></text:p>
          <text:p text:style-name="P120"><text:a xlink:type="simple" xlink:href="#2.17.Verify the deployment|outline">2.17 Verify the deployment<text:tab/>16</text:a></text:p>
          <text:p text:style-name="P119"><text:a xlink:type="simple" xlink:href="#3.Cleanup|outline">3.0 Cleanup<text:tab/>17</text:a></text:p>
          <text:p text:style-name="P120"><text:a xlink:type="simple" xlink:href="#3.1.Removing NIM machine definitions|outline">3.1 Removing NIM machine definitions<text:tab/>17</text:a></text:p>
          <text:p text:style-name="P120"><text:a xlink:type="simple" xlink:href="#3.2.Removing NIM resources |outline">3.2 Removing NIM resources <text:tab/>18</text:a></text:p>
        </text:index-body>
      </text:table-of-content>
      <text:p text:style-name="P1"/>
      <text:h text:style-name="Heading_20_1" text:outline-level="1"><text:s/>Overview</text:h>
      <text:p text:style-name="Standard"/>
      <text:p text:style-name="P35">This “How-To” illustrates how AIX “standalone” machines may be installed using the NIM “rte” method.</text:p>
      <text:p text:style-name="P35">The process uses xCAT features to automatically run the necessary NIM commands. <text:s text:c="2"/></text:p>
      <text:list text:style-name="WW8Num18">
        <text:list-item>
          <text:list>
            <text:list-header>
              <text:p text:style-name="P92">NIM is an AIX tool that enables a cluster administrator to centrally manage the installation and configuration of AIX and optional software on machines within a networked environment. <text:s/>This document assumes you are <text:s/>familiar with NIM. <text:s/>For <text:soft-page-break/>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9">The process described below is one basic set of steps that may be used to install an AIX standalone node using the NIM “rte” installation method and is not meant to be a comprehensive guide of all the available NIM options. </text:p>
      <text:p text:style-name="P71">Before starting this process it is assumed you have completed the following.</text:p>
      <text:list text:style-name="WW8Num24">
        <text:list-item>
          <text:p text:style-name="P112">An AIX system has been installed to use as an xCAT management node.</text:p>
        </text:list-item>
        <text:list-item>
          <text:p text:style-name="P112">The cluster network is configured. (The Ethernet network that will be used to perform the network boot of the nodes.)</text:p>
        </text:list-item>
        <text:list-item>
          <text:p text:style-name="P112">xCAT and prerequisite software has been installed and configured on the management node.</text:p>
        </text:list-item>
        <text:list-item>
          <text:p text:style-name="P115">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8">Use the xCAT <text:span text:style-name="T2">mknimimage</text:span> command to create an xCAT <text:span text:style-name="T4">osimage</text:span> definition as well as the required NIM installation resources.</text:p>
      <text:p text:style-name="P18">An xCAT <text:span text:style-name="T4">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comn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8"><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8"><text:span text:style-name="T2">Note:</text:span> For various reasons it is recommended that you <text:span text:style-name="T13">make sure that the primary hostname of the management node is the interface that you will be using to install the nodes. </text:span><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8">By default, the <text:span text:style-name="T2">mknimimage</text:span> command will create the NIM resources in subdirectories of <text:s/>/install. <text:s text:c="2"/>Some of the NIM resources are quite large (1-2G) so it may be necessary to increase the files size limit. </text:p>
      <text:p text:style-name="P18"><text:soft-page-break/>For example, to set the file size limit to “unlimited” for the user “root” you could run the following command.</text:p>
      <text:p text:style-name="P18"><text:tab/><text:span text:style-name="T5">/usr/bin/chuser fsize=-1 root</text:span></text:p>
      <text:p text:style-name="P18">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4">osimage</text:span> named “<text:span text:style-name="T4">610image</text:span>” using the images contained in the <text:span text:style-name="T4">/myimages</text:span> directory you could run the following command.</text:p>
      <text:p text:style-name="P18"><text:tab/><text:span text:style-name="T5">mknimimage -s /myimages 610image</text:span></text:p>
      <text:p text:style-name="P19">(Creating the NIM resources could take a while!)</text:p>
      <text:p text:style-name="P19"><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8">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8">For example:</text:p>
      <text:p text:style-name="P18"><text:tab/><text:span text:style-name="T7">mknimimage -s /myimages 610image resolv_conf=my_resolv_conf</text:span></text:p>
      <text:p text:style-name="P18"><text:span text:style-name="T2">Any additional NIM resources specified on the command line must be previously created using NIM interfaces. </text:span><text:s/>(Which means NIM must have been configured previously. )</text:p>
      <text:p text:style-name="P19"><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text:span text:style-name="T13">When you initialize and install the nodes xCAT will use whatever resources are specified in the </text:span><text:span text:style-name="T9">osimage</text:span><text:span text:style-name="T13"> definition.</text:span></text:p>
      <text:p text:style-name="P18">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9">For example:</text:p>
      <text:p text:style-name="P4"><text:span text:style-name="T15"><text:tab/></text:span><text:span text:style-name="T4">Object name: </text:span><text:span text:style-name="T7">610image</text:span></text:p>
      <text:p text:style-name="P5"><text:tab/><text:tab/>bosinst_data=<text:span text:style-name="T51">610image</text:span>_bosinst_data</text:p>
      <text:p text:style-name="P5"><text:soft-page-break/><text:s text:c="4"/><text:tab/><text:tab/>imagetype=NIM</text:p>
      <text:p text:style-name="P4"><text:span text:style-name="T4"><text:s text:c="4"/><text:tab/><text:tab/>lpp_source=</text:span><text:span text:style-name="T7">610image</text:span><text:span text:style-name="T4">_lpp_source</text:span></text:p>
      <text:p text:style-name="P4"><text:span text:style-name="T4"><text:tab/><text:tab/></text:span><text:span text:style-name="T4">nimmethod=rte</text:span></text:p>
      <text:p text:style-name="P5"><text:s text:c="4"/><text:tab/><text:tab/>nimtype=standalone</text:p>
      <text:p text:style-name="P5"><text:s text:c="4"/><text:tab/><text:tab/>osname=AIX</text:p>
      <text:p text:style-name="P5"><text:s text:c="4"/><text:tab/><text:tab/>resolv_conf=<text:span text:style-name="T51">610image</text:span>_resolv_conf</text:p>
      <text:p text:style-name="P5"><text:s text:c="4"/><text:tab/><text:tab/>spot= <text:span text:style-name="T51">610image</text:span></text:p>
      <text:p text:style-name="P5"/>
      <text:p text:style-name="P18"><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8"><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8"><text:span text:style-name="T15"><text:tab/></text:span><text:span text:style-name="T4">chdef -t osimage -o 610image installp_bundle=mybundlename </text:span></text:p>
      <text:p text:style-name="P28">The xCAT <text:span text:style-name="T4">osimage</text:span> definition can be listed using the <text:span text:style-name="T2">lsdef</text:span> command and removed using the <text:span text:style-name="T2">rmnimimage</text:span> command. <text:s/>See the man pages for details.</text:p>
      <text:p text:style-name="P28">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8">You can list NIM resource definitions using the AIX <text:span text:style-name="T2">lsnim</text:span> command. For example, if the name of your SPOT resource is "<text:span text:style-name="T4">610image</text:span>" then you could get the details by running: <text:s text:c="2"/></text:p>
      <text:p text:style-name="P28"><text:tab/><text:span text:style-name="T45">lsnim -l 610image</text:span></text:p>
      <text:p text:style-name="P28">To see the actual contents of a NIM resource use "<text:span text:style-name="T4">nim -o showres &lt;resource name&gt;</text:span>". <text:s/>For example, to get a list of the software installed in your SPOT you could run:</text:p>
      <text:p text:style-name="P28"><text:s text:c="8"/><text:tab/><text:span text:style-name="T45">nim -o showres <text:s/>610image</text:span></text:p>
      <text:p text:style-name="P27"><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additional software </text:h>
      <text:p text:style-name="Standard"/>
      <text:p text:style-name="P25">You will have to install <text:span text:style-name="T4">openssl</text:span> and <text:span text:style-name="T4">openssh</text:span> along with several additional requisite software packages on the cluster nodes.</text:p>
      <text:p text:style-name="P24">To help facilitate this task xCAT ships two sample AIX installp_bundle files. <text:s/>They are called <text:s/><text:span text:style-name="T55">xCATaixSSL.bnd and <text:s/>xCATaixSSH.bnd, and they are included in the xCAT tar file. <text:s/>(Starting with xCAT version 2.5 these sample bundle files will be installed in /opt/xcat/share/xcat/installp_bundles.)</text:span></text:p>
      <text:p text:style-name="P95"><text:soft-page-break/>The required filesets and rpms are listed in the xCATaixSSH.bnd and xCATaixSSL.bnd files. <text:s/>This software is included in the xCAT dependency tar file that you used to install the xCAT management node.</text:p>
      <text:h text:style-name="Heading_20_3" text:outline-level="3">Copy software to lpp_source resource</text:h>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45">nim -o update -a packages=all -a source=/tmp/images <text:s/>610image_lpp_source</text:span></text:p>
      <text:p text:style-name="P65">The NIM command will find the correct directories and update the lpp_source resource.</text:p>
      <text:h text:style-name="Heading_20_3" text:outline-level="3">Create NIM installp_bundle resources</text:h>
      <text:p text:style-name="P65">To get this additional software installed we need a way to tell NIM to include it. <text:s/>To facilitate this you can use the two bundle files that are provided.</text:p>
      <text:p text:style-name="P65">To use the bundle files you need to define them as NIM resources and add them to the xCAT <text:span text:style-name="T4">osimage</text:span> definition.</text:p>
      <text:p text:style-name="Text_20_body">Copy the bundle files ( <text:span text:style-name="T55">xCATaixSSL.bnd and xCATaixSSH.bnd) to a location where they can be defined as a NIM resource, for example “/install/nim/installp_bundle”.</text:span></text:p>
      <text:p text:style-name="P67">To define the NIM resources you can run the following commands.<text:tab/></text:p>
      <text:p text:style-name="P50">nim -o define -t installp_bundle -a server=master -a location= <text:tab/>/install/nim/installp_bundle/xCATaixSSL.bnd <text:s/>xCATaixSSL</text:p>
      <text:p text:style-name="P50">nim -o define -t installp_bundle -a server=master -a location= <text:tab/>/install/nim/installp_bundle/xCATaixSSH.bnd <text:s/>xCATaixSSH</text:p>
      <text:p text:style-name="P22">To add these bundle resources to your xCAT osimage definition run:</text:p>
      <text:p text:style-name="P19"><text:span text:style-name="T55"><text:tab/></text:span><text:span text:style-name="T56">chdef -t osimage -o <text:s/></text:span><text:span text:style-name="T57">610image <text:tab/><text:tab/><text:tab/><text:tab/><text:tab/><text:tab/><text:tab/><text:tab/>installp_bundle=”</text:span><text:span text:style-name="T56">xCATaixSSL,xCATaixSSH”</text:span></text:p>
      <text:p text:style-name="P22"><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2">These bundle files will be included in the underlying NIM commands that are called and NIM will include this additional software when installing the nodes.</text:p>
      <text:h text:style-name="Heading_20_3" text:outline-level="3">Verify the lpp_source contents</text:h>
      <text:p text:style-name="Standard">At this point you should verify that all the software listed in your bundle files has been copied to your lpp_source directories.</text:p>
      <text:p text:style-name="Standard"><text:soft-page-break/></text:p>
      <text:p text:style-name="Text_20_body">To find the location of the lpp_source directories run the “lsnim -l &lt;lpp_source_name&gt;” command.</text:p>
      <text:p text:style-name="Text_20_body"><text:tab/><text:span text:style-name="T5">lsnim -l </text:span><text:span text:style-name="T45">610image_lpp_source</text:span></text:p>
      <text:p text:style-name="P68"><text:span text:style-name="T46">If the location of your lpp_source resource is "/install/nim/lpp_source/610image_lpp_source/" then you would find rpm packages in "/install/nim/lpp_source/610image_lpp_source/RPMS/ppc" and you would find your installp and emgr packages in "/install/nim/lpp_source/610image_lpp_source/installp/ppc". </text:span></text:p>
      <text:h text:style-name="P76" text:outline-level="2">Define xCAT networks</text:h>
      <text:p text:style-name="P18">Create an xCAT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44"/>
      <text:p text:style-name="P4">You can use the xCAT <text:span text:style-name="T2">makenetworks</text:span> command to gather cluster network information and create xCAT network definitions. <text:s/>See the <text:span text:style-name="T2">makenetworks</text:span> man page for details.</text:p>
      <text:p text:style-name="P4"/>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1">mkdef -t network -o net1 net=9.114.113.224 mask=255.255.255.224 <text:tab/><text:tab/><text:tab/><text:tab/>gateway=9.114.113.254</text:span></text:p>
      <text:p text:style-name="P45"/>
      <text:list text:style-name="WW8Num18" text:continue-numbering="true">
        <text:list-item>
          <text:list text:continue-numbering="true">
            <text:list-header>
              <text:p text:style-name="P93"><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5">For the processs described in this document we are assuming that the xCAT management node and the LPARs are all on the same network. <text:s/></text:p>
      <text:p text:style-name="P30">However, depending on your specific situation, you may need to create additional NIM network and route definitions. </text:p>
      <text:p text:style-name="P30">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0"><text:soft-page-break/>To create the NIM network definitions corresponding to the xCAT network definitions you can use the xCAT <text:span text:style-name="T2">xcat2nim</text:span> command.</text:p>
      <text:p text:style-name="P30">For example, to create the NIM definitions corresponding to the xCAT “clstr_net” network you could run the following command.</text:p>
      <text:p text:style-name="P30"><text:tab/><text:span text:style-name="T5">xcat2nim -V -t network -o clstr_net</text:span></text:p>
      <text:p text:style-name="P117"/>
      <text:p text:style-name="P31">Manual method</text:p>
      <text:p text:style-name="P30">The following is an example of how to define a new NIM network using the NIM command line interface. <text:s/></text:p>
      <text:p text:style-name="P31">Step 1</text:p>
      <text:p text:style-name="P30">Create a NIM network definition. <text:s/>Assume the NIM name for the new network is “clstr_net”, the network address is “10.0.0.0”, the network mask is “255.0.0.0”, and the default gateway is “10.0.0.247”.</text:p>
      <text:p text:style-name="P55">nim -o define -t ent -a net_addr=10.0.0.0 -a snm=255.0.0.0 -a <text:tab/>routing1='default 10.0.0.247' clstr_net</text:p>
      <text:p text:style-name="P31">Step 2</text:p>
      <text:p text:style-name="P30">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2"><text:tab/>nim -o change -a if2='clstr_net xcataixmn 0' -a cable_type2=N/A master</text:p>
      <text:p text:style-name="P33">Step 3</text:p>
      <text:p text:style-name="P34">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32"><text:tab/>nim -o change -a routing2='master_net 10.0.0.241 8.124.37.24' <text:tab/><text:tab/><text:tab/>clstr_net</text:p>
      <text:p text:style-name="P31">Step 4</text:p>
      <text:p text:style-name="P65">Verify the definitions by running the following commands.</text:p>
      <text:p text:style-name="P49">lsnim -l master</text:p>
      <text:p text:style-name="P49">lsnim -l master_net</text:p>
      <text:p text:style-name="P49">lsnim -l clstr_net</text:p>
      <text:p text:style-name="P35"/>
      <text:p text:style-name="P35"><text:soft-page-break/>See the NIM documentation for details on creating additional network and route definitions.<text:span text:style-name="T41"> <text:s/>(</text:span><text:span text:style-name="HTML_20_Cite"><text:span text:style-name="T46">IBM AIX Installation Guide and Reference</text:span></text:span><text:span text:style-name="T41">. </text:span><text:a xlink:type="simple" xlink:href="http://www-03.ibm.com/servers/aix/library/index.html"><text:span text:style-name="nobr"><text:span text:style-name="T41">http://www-03.ibm.com/servers/aix/library/index.html</text:span></text:span></text:a><text:span text:style-name="T41">)</text:span></text:p>
      <text:p text:style-name="P78"/>
      <text:h text:style-name="Heading_20_2" text:outline-level="2">Define the HMC as an xCAT node</text:h>
      <text:p text:style-name="P26">The xCAT hardware control support requires that the hardware control point for the nodes also be defined as a cluster node.</text:p>
      <text:p text:style-name="P26">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57">mkdef –t node –o hmc01 groups=”<text:span text:style-name="T60">hmc,</text:span>all” <text:s/>nodetype=hmc <text:s/>mgt=hmc <text:s/><text:tab/>username=hscroot <text:s/>password=abc123</text:p>
      <text:p text:style-name="P57"/>
      <text:p text:style-name="P38">If xCAT Management Node is in the same service network with HMC, you will be able to discover the HMC and create an xCAT node definition for the HMC automatically.</text:p>
      <text:p text:style-name="P58">lsslp -w -s HMC</text:p>
      <text:p text:style-name="P38">The above xCAT command lsslp discover<text:span text:style-name="T60">s</text:span> and write<text:span text:style-name="T60">s</text:span> the HMCs into xCAT database, but we still need to set HMCs' username and password.</text:p>
      <text:p text:style-name="P58">chdef -t node -o hmc01 username=hscroot password=abc123</text:p>
      <text:p text:style-name="P38">For more details with hardware discovery feature in xCAT, please refer to document:</text:p>
      <text:p text:style-name="P36"><text:a xlink:type="simple" xlink:href="http://xcat.svn.sourceforge.net/viewvc/xcat/xcat-core/trunk/xCAT-client/share/doc/xCAT2onAIX.pdf"><text:span text:style-name="_20_Char"><text:span text:style-name="T59">(http://xcat.svn.sourceforge.net/viewvc/xcat/xcat-core/trunk/xCAT-client/share/doc/xCAT2pHWManagement.pdf )</text:span></text:span></text:a></text:p>
      <text:p text:style-name="P37"/>
      <text:h text:style-name="Heading_20_2" text:outline-level="2">Discover the LPARs managed by the HMC</text:h>
      <text:p text:style-name="Standard"/>
      <text:p text:style-name="P26">This step assumes that the partitions are already created using the standard HMC interfaces. </text:p>
      <text:p text:style-name="P26">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6">To write the stanza format output of <text:span text:style-name="T1">rscan</text:span> to a file called “<text:span text:style-name="T3">mystanzafile”</text:span> run the following command.</text:p>
      <text:p text:style-name="P26"><text:tab/><text:span text:style-name="T6">rscan –z hmc01 &gt; mystanzafile</text:span></text:p>
      <text:p text:style-name="P26">This file can then be checked and modified as needed. <text:s/>For example you may need to add a different name for the node definition or add additional attributes and values.</text:p>
      <text:p text:style-name="P26"><text:soft-page-break/><text:span text:style-name="T1">Note</text:span>: The stanza file will contain stanzas for things other than the LPARs. <text:s/>This information must also be defined in the xCAT database. <text:s/>It is not necessary to modify the non-LPAR stanzas in any way.</text:p>
      <text:p text:style-name="P26">The updated stanza file might look something like the following. <text:s/><text:span text:style-name="T14"><text:s/></text:span></text:p>
      <text:p text:style-name="P51"><text:span text:style-name="T39">Server-9117-MMA-SN10F6F3D</text:span><text:span text:style-name="T40">:</text:span></text:p>
      <text:p text:style-name="P52"><text:s text:c="8"/>objtype=node</text:p>
      <text:p text:style-name="P52"><text:s text:c="8"/>nodetype=fsp</text:p>
      <text:p text:style-name="P51"><text:span text:style-name="T40"><text:s text:c="8"/></text:span><text:span text:style-name="T39">id=5</text:span></text:p>
      <text:p text:style-name="P53"><text:s text:c="8"/>model=9118-575</text:p>
      <text:p text:style-name="P53"><text:s text:c="8"/>serial=02013EB</text:p>
      <text:p text:style-name="P53"><text:s text:c="8"/>hcp=hmc01</text:p>
      <text:p text:style-name="P53"><text:s text:c="8"/>pprofile=</text:p>
      <text:p text:style-name="P53"><text:s text:c="8"/>parent=Server-9458-10099201WM_A</text:p>
      <text:p text:style-name="P53"><text:s text:c="8"/>groups=fsp,all</text:p>
      <text:p text:style-name="P53"><text:s text:c="8"/>mgt=hmc</text:p>
      <text:p text:style-name="P53"/>
      <text:p text:style-name="P53">node01:</text:p>
      <text:p text:style-name="P53"><text:s text:c="8"/>objtype=node</text:p>
      <text:p text:style-name="P53"><text:s text:c="8"/>nodetype=lpar,osi</text:p>
      <text:p text:style-name="P51"><text:span text:style-name="T39"><text:s text:c="8"/></text:span><text:span text:style-name="T40">id=9</text:span></text:p>
      <text:p text:style-name="P53"><text:s text:c="8"/>hcp=hmc01</text:p>
      <text:p text:style-name="P53"><text:s text:c="8"/>pprofile=lpar9</text:p>
      <text:p text:style-name="P53"><text:s text:c="8"/>parent=Server-9117-MMA-SN10F6F3D</text:p>
      <text:p text:style-name="P53"><text:s text:c="8"/>groups=<text:span text:style-name="T60">lpar,</text:span>all</text:p>
      <text:p text:style-name="P51"><text:span text:style-name="T39"><text:s text:c="8"/></text:span><text:span text:style-name="T40">mgt=hmc</text:span></text:p>
      <text:p text:style-name="P52"/>
      <text:p text:style-name="P52">node02:</text:p>
      <text:p text:style-name="P52"><text:s text:c="8"/>objtype=node</text:p>
      <text:p text:style-name="P52"><text:s text:c="8"/>nodetype=lpar,osi</text:p>
      <text:p text:style-name="P51"><text:span text:style-name="T40"><text:s text:c="8"/></text:span><text:span text:style-name="T39">id=7</text:span></text:p>
      <text:p text:style-name="P53"><text:s text:c="8"/>hcp=hmc01</text:p>
      <text:p text:style-name="P53"><text:s text:c="8"/>pprofile=lpar6</text:p>
      <text:p text:style-name="P53"><text:s text:c="8"/>parent=Server-9117-MMA-SN10F6F3D</text:p>
      <text:p text:style-name="P53"><text:s text:c="8"/>groups=<text:span text:style-name="T60">lpar,</text:span>all</text:p>
      <text:p text:style-name="P53"><text:s text:c="8"/>mgt=hmc</text:p>
      <text:p text:style-name="P42"/>
      <text:p text:style-name="P26"><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75" text:outline-level="2">Define xCAT cluster nodes</text:h>
      <text:list text:style-name="WW8Num2">
        <text:list-header>
          <text:p text:style-name="P62">The information gathered by the <text:span text:style-name="T1">rscan </text:span>command can be used to create xCAT node definitions.</text:p>
          <text:p text:style-name="P62"/>
          <text:p text:style-name="P62">Since we have put all the node information in a stanza file we can now pass the contents of the file to the <text:span text:style-name="T1">mkdef</text:span> command to add the definitions to the database.</text:p>
          <text:p text:style-name="P62"/>
          <text:p text:style-name="P62"><text:tab/><text:span text:style-name="T12">cat mystanzafile | mkdef –z</text:span></text:p>
        </text:list-header>
      </text:list>
      <text:p text:style-name="P15"><text:soft-page-break/>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75" text:outline-level="2">Add IP addresses and hostnames to /etc/hosts</text:h>
      <text:p text:style-name="Standard"/>
      <text:p text:style-name="Standard"><text:span text:style-name="T51">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8">(http://xcat.svn.sourceforge.net/viewvc/xcat/xcat-core/trunk/xCAT-client/share/doc/xCAT2onAIX.pdf )</text:span></text:span></text:a></text:p>
      <text:p text:style-name="P2"/>
      <text:h text:style-name="P75"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7">xCAT2 Top Doc” document for details on using xCAT groups. ( </text:span><text:a xlink:type="simple" xlink:href="http://xcat.svn.sourceforge.net/viewvc/xcat/xcat-core/trunk/xCAT-client/share/doc/xCAT2top.pdf"><text:span text:style-name="T47">http://xcat.svn.sourceforge.net/viewvc/xcat/xcat-core/trunk/xCAT-client/share/doc/xCAT2top.pdf</text:span></text:a></text:p>
      <text:p text:style-name="P131"/>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35"><text:span text:style-name="_20_Char"><text:span text:style-name="T19">xCAT supports the running of customization scripts on the nodes when they are installed. <text:s text:c="2"/></text:span></text:span></text:p>
      <text:p text:style-name="P35"><text:span text:style-name="_20_Char"><text:span text:style-name="T19">This support includes:</text:span></text:span></text:p>
      <text:list text:style-name="L1">
        <text:list-item>
          <text:p text:style-name="P79"><text:span text:style-name="_20_Char"><text:span text:style-name="T19">The running of a set of default customization scripts that are required by xCAT.</text:span></text:span></text:p>
          <text:p text:style-name="P130"><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79"><text:span text:style-name="_20_Char"><text:span text:style-name="T19">The optional running of customization scripts provided by xCAT.</text:span></text:span></text:p>
          <text:p text:style-name="P79"><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79"><text:span text:style-name="_20_Char"><text:span text:style-name="T19">The optional running of user-provided customization scripts.</text:span></text:span></text:p>
        </text:list-item>
      </text:list>
      <text:p text:style-name="P35"><text:span text:style-name="_20_Char"><text:span text:style-name="T19"><text:tab/>To have your script run on the nodes:</text:span></text:span></text:p>
      <text:list text:style-name="L2">
        <text:list-item>
          <text:p text:style-name="P88"><text:span text:style-name="_20_Char"><text:span text:style-name="T19">Put a copy of your script in /install/postscripts on the xCAT management node. <text:s/>(Make sure it is executable.)</text:span></text:span></text:p>
        </text:list-item>
        <text:list-item>
          <text:p text:style-name="P88"><text:span text:style-name="_20_Char"><text:span text:style-name="T19">Set the “postscripts” attribute of the node definition to include the comma separated list of the scripts that you want to be executed on </text:span></text:span><text:soft-page-break/><text:span text:style-name="_20_Char"><text:span text:style-name="T19">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56"><text:span text:style-name="_20_Char"><text:span text:style-name="T19"><text:tab/><text:tab/></text:span></text:span><text:span text:style-name="_20_Char"><text:span text:style-name="T22">chdef -t node -o node01 -p postscripts=foo,bar</text:span></text:span></text:p>
      <text:p text:style-name="P56"><text:span text:style-name="_20_Char"><text:span text:style-name="T23"><text:tab/>(The “-p” means to add these to whatever is already set.)</text:span></text:span></text:p>
      <text:p text:style-name="P35"><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text:span></text:span></text:h>
      <text:p text:style-name="P3"/>
      <text:p text:style-name="P70">To have xCAT automatically set up ntp on the cluster nodes you must add the <text:span text:style-name="T2">setupntp</text:span> script to the list of postscripts that are run on the nodes. <text:s text:c="2"/></text:p>
      <text:p text:style-name="P70">To do this you can either modify the “postscripts” attribute for each node individually or you can just modify the definition of a group that all the nodes belong to.</text:p>
      <text:p text:style-name="P70">For example, if all your nodes belong to the group “compute” then you could add <text:span text:style-name="T2">setupntp</text:span> to the group definition by running the following command.</text:p>
      <text:p text:style-name="P72"><text:tab/>chdef -p -t group -o compute postscripts=setupntp</text:p>
      <text:p text:style-name="P69"><text:span text:style-name="_20_Char"><text:span text:style-name="T25"/></text:span></text:p>
      <text:h text:style-name="Heading_20_3" text:outline-level="3"><text:span text:style-name="_20_Char"><text:span text:style-name="T25"><text:s/></text:span></text:span><text:span text:style-name="_20_Char"><text:span text:style-name="T38">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12"><text:span text:style-name="_20_Char"><text:span text:style-name="T29">If you wish to configure IB interfaces please refer to: “</text:span></text:span><text:span text:style-name="_20_Char"><text:span text:style-name="T30">xCAT 2 InfiniBand Support</text:span></text:span><text:span text:style-name="_20_Char"><text:span text:style-name="T36">” </text:span></text:span><text:a xlink:type="simple" xlink:href="http://xcat.svn.sourceforge.net/viewvc/xcat/xcat-core/trunk/xCAT-client/share/doc/xCAT2IBsupport.pdf"><text:span text:style-name="_20_Char"><text:span text:style-name="T52">http://xcat.svn.sourceforge.net/viewvc/xcat/xcat-core/trunk/xCAT-client/share/doc/xCAT2IBsupport.pdf</text:span></text:span></text:a><text:span text:style-name="_20_Char"><text:span text:style-name="T36"> </text:span></text:span></text:p>
      <text:p text:style-name="P12"><text:span text:style-name="_20_Char"><text:span text:style-name="T36"/></text:span></text:p>
      <text:p text:style-name="P12"><text:span text:style-name="_20_Char"><text:span text:style-name="T30">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6"><text:s/>Configure NIM to use nimsh and SSL.</text:span></text:span></text:h>
      <text:p text:style-name="P9"><text:span text:style-name="_20_Char"><text:span text:style-name="T37"/></text:span></text:p>
      <text:p text:style-name="P9"><text:span text:style-name="_20_Char"><text:span text:style-name="T31">The NIM service handler (</text:span></text:span><text:span text:style-name="_20_Char"><text:span text:style-name="T32">nimsh</text:span></text:span><text:span text:style-name="_20_Char"><text:span text:style-name="T31">), is provided as an optional feature of NIM to be used in cluster environments where the standard </text:span></text:span><text:span text:style-name="_20_Char"><text:span text:style-name="T32">rsh</text:span></text:span><text:span text:style-name="_20_Char"><text:span text:style-name="T31"> protocols are not secure enough.</text:span></text:span></text:p>
      <text:p text:style-name="P7"><text:soft-page-break/></text:p>
      <text:p text:style-name="P9"><text:span text:style-name="T34">Although </text:span><text:span text:style-name="T33">nimsh</text:span><text:span text:style-name="T34"> eliminates the need for </text:span><text:span text:style-name="T33">rsh</text:span><text:span text:style-name="T34">,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9"><text:span text:style-name="T34">In order to facilitate the setup of </text:span><text:span text:style-name="T33">nimsh</text:span><text:span text:style-name="T34">, xCAT provides a sample customization called “confignimsh” that can be used to configure </text:span><text:span text:style-name="T33">nimsh</text:span><text:span text:style-name="T34"> on the cluster nodes. <text:s/></text:span></text:p>
      <text:p text:style-name="P7"/>
      <text:p text:style-name="P9"><text:span text:style-name="T34">This script will also configure </text:span><text:span text:style-name="T33">nimsh</text:span><text:span text:style-name="T34"> to use SSL and will remove the /.rhosts file from the node. <text:s/>If you do not wish to have the .rhosts file removed from the node you must remove those lines from the </text:span><text:span text:style-name="T33">confignimsh</text:span><text:span text:style-name="T34">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text:style-name="L3">
        <text:list-item>
          <text:p text:style-name="P83">Make sure the AIX openssl fileset gets installed on the management node and all the other cluster nodes. <text:s/>(Which should be done in any case.)</text:p>
        </text:list-item>
        <text:list-item>
          <text:p text:style-name="P83">On the xCAT management node run the following command.</text:p>
          <text:list>
            <text:list-header>
              <text:p text:style-name="P87">nimconfig -c</text:p>
            </text:list-header>
          </text:list>
        </text:list-item>
      </text:list>
      <text:p text:style-name="P8"/>
      <text:p text:style-name="P9"><text:span text:style-name="T35"><text:tab/></text:span><text:span text:style-name="T31">You must also run this command on any service nodes that are being used.</text:span></text:p>
      <text:list text:style-name="L3">
        <text:list-item text:start-value="1">
          <text:p text:style-name="P83">Add “confignimsh” to the list of scripts you want run on the nodes</text:p>
        </text:list-item>
      </text:list>
      <text:p text:style-name="P7"/>
      <text:p text:style-name="P9"><text:span text:style-name="T34"><text:tab/>For example, if all your nodes belong to the group “compute” then you could <text:tab/>add </text:span><text:span text:style-name="T33">confignimsh</text:span><text:span text:style-name="T34"> to the group definition by running the following command.</text:span></text:p>
      <text:p text:style-name="P8"><text:tab/><text:tab/>chdef -p -t group -o compute postscripts=confignimsh</text:p>
      <text:list text:style-name="L3">
        <text:list-header>
          <text:p text:style-name="P83"/>
        </text:list-header>
      </text:list>
      <text:p text:style-name="P7"/>
      <text:p text:style-name="P9"><text:span text:style-name="T34">After the nodes boot up you can verify that </text:span><text:span text:style-name="T33">nimsh</text:span><text:span text:style-name="T34">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9"><text:span text:style-name="T34"><text:tab/>&gt; </text:span><text:span text:style-name="T35">nimquery -a host=xcatn11</text:span></text:p>
      <text:p text:style-name="P8"><text:tab/>host:xcatn11.cluster.com:addr:10.2.0.104:mask:255.255.0.0:gtwy: 10.2.0.200:_pif:en0:_ssl:yes:_psh:no:_res:no:asyn:no:mac:163D0DDAE202:_sslver:OpenSSL 0.9.8k 25 Mar 2009:</text:p>
      <text:p text:style-name="P7"/>
      <text:p text:style-name="P9"><text:span text:style-name="T34">The “_ssl:yes” indicates that </text:span><text:span text:style-name="T33">nimsh</text:span><text:span text:style-name="T34"> is using SSL.</text:span></text:p>
      <text:p text:style-name="P7"><text:soft-page-break/></text:p>
      <text:p text:style-name="P9"><text:span text:style-name="T34">Note: <text:s/>You could also set up </text:span><text:span text:style-name="T33">nimsh</text:span><text:span text:style-name="T34"> at any time using the xCAT </text:span><text:span text:style-name="T33">updatenode</text:span><text:span text:style-name="T34"> command to run the </text:span><text:span text:style-name="T33">confignimsh</text:span><text:span text:style-name="T34"> script on the nodes.</text:span></text:p>
      <text:h text:style-name="Heading_20_2" text:outline-level="2">Gather MAC information for the install adapters.</text:h>
      <text:p text:style-name="P15">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5">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5">Before running <text:span text:style-name="T2">getmacs</text:span> you must first run the <text:span text:style-name="T2">makeconservercf </text:span><text:span text:style-name="T51">command</text:span>. <text:s/>You need to run <text:span text:style-name="T2">makeconservercf</text:span> any time you add new nodes to the cluster.</text:p>
      <text:p text:style-name="P15"><text:tab/> <text:span text:style-name="T5">makeconservercf</text:span></text:p>
      <text:p text:style-name="P15">To retrieve the MAC address for all the nodes in the group “<text:span text:style-name="T4">aixnodes</text:span>” and write the first adapter MAC to the xCAT database you could issue the following command.</text:p>
      <text:p text:style-name="P73"><text:tab/><text:span text:style-name="T6">getmacs aixnodes</text:span></text:p>
      <text:p text:style-name="P74">To display all adapter information but not write anything to the database.</text:p>
      <text:p text:style-name="P74"><text:tab/><text:span text:style-name="T4">getmacs -d <text:s/>aixnodes</text:span></text:p>
      <text:p text:style-name="P15">To retrieve the MAC address and do a ping test to determine which adapter MAC to use for the node, <text:span text:style-name="T60">or the lpar is just created and there is no active profile for that lpar, or the lpar is on a P5 system and there is no lhea/sea ethernet adapters,</text:span> you could issue the following command. <text:s/>(The ping operation <text:span text:style-name="T60">will reboot the lpar and </text:span>may take a while to complete.)</text:p>
      <text:p text:style-name="P73"><text:tab/><text:span text:style-name="T7">getmacs -d aixnodes -S 10.14.0.2 -G 10.14.0.2 -C 10.14.0.4</text:span></text:p>
      <text:p text:style-name="P73">The output would be similar to the following.</text:p>
      <text:p text:style-name="P66"># Type <text:s text:c="2"/>Location Code <text:s text:c="2"/>MAC Address <text:s/>Full Path Name <text:s/>Ping Result <text:s/>Device Type</text:p>
      <text:p text:style-name="Text_20_body"><text:span text:style-name="T50">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50"> virtual</text:span></text:p>
      <text:p text:style-name="P66">ent U9125.F2A.024C362-V6-C3-T1 fef9dfb7c603 /vdevice/l-lan@30000003 unsuccessful virtual</text:p>
      <text:p text:style-name="P68"><text:soft-page-break/>From this result you can see that “ <text:span text:style-name="T50">fef9dfb7c602</text:span><text:span text:style-name="T49">” should be used for this nodes MAC address.</text:span></text:p>
      <text:p text:style-name="Text_20_body">For more information on using the <text:span text:style-name="T2">getmacs</text:span> command see the man page.</text:p>
      <text:h text:style-name="P41"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64">xcat2nim -t node aixnodes</text:p>
      <text:p text:style-name="P63"/>
      <text:p text:style-name="P6">To create a NIM group definition called “<text:span text:style-name="T4">aixnodes</text:span>” you could run the following command.</text:p>
      <text:p text:style-name="P12"><text:line-break/><text:tab/><text:span text:style-name="T6">xcat2nim –t group –o aixnodes</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12"><text:span text:style-name="_20_Char"><text:tab/></text:span><text:span text:style-name="_20_Char"><text:span text:style-name="T3">xcat2nim -t node -l –o node01-node03</text:span></text:span></text:p>
      <text:h text:style-name="Heading_20_2" text:outline-level="2"><text:span text:style-name="_20_Char"><text:span text:style-name="T53">Initialize the AIX/NIM <text:s/>nodes</text:span></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2"><text:span text:style-name="_20_Char"/></text:p>
      <text:p text:style-name="P48">nimnodeset -i 610image aixnodes</text:p>
      <text:p text:style-name="P12">To verify that you have allocated all the NIM resources that you need you can run the “<text:span text:style-name="T1">lsnim –l</text:span>” command. <text:s/>For example, to check node “node01” you could run the following command.</text:p>
      <text:p text:style-name="P13"/>
      <text:p text:style-name="P46">lsnim -l node01</text:p>
      <text:p text:style-name="P23"><text:span text:style-name="_20_Char"><text:span text:style-name="T41">The </text:span></text:span><text:span text:style-name="_20_Char"><text:span text:style-name="T43">nimnodeset</text:span></text:span><text:span text:style-name="_20_Char"><text:span text:style-name="T41"> command </text:span></text:span><text:span text:style-name="T41">will also set the “</text:span><text:span text:style-name="T44">profile</text:span><text:span text:style-name="_20_Char"><text:span text:style-name="T41">” attribute in the xCAT node definitions to “</text:span></text:span><text:span text:style-name="_20_Char"><text:span text:style-name="T44">610image</text:span></text:span><text:span text:style-name="_20_Char"><text:span text:style-name="T41"> “. <text:s/>Once this attribute is set you can run the nimnodeset command without the “-i” option.</text:span></text:span></text:p>
      <text:p text:style-name="P23"><text:soft-page-break/><text:span text:style-name="_20_Char"><text:span text:style-name="T41"/></text:span></text:p>
      <text:h text:style-name="P77" text:outline-level="2"><text:span text:style-name="_20_Char"><text:span text:style-name="T66">DHCP configuration(Optional)</text:span></text:span></text:h>
      <text:p text:style-name="P14"><text:span text:style-name="_20_Char"><text:span text:style-name="T54"/></text:span></text:p>
      <text:p text:style-name="P23"><text:span text:style-name="_20_Char"><text:span text:style-name="T41">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pan text:style-name="_20_Char"><text:span text:style-name="T41">automatically, so the administrator may need to stop the bootp daemon, to properly enable dhcp server.</text:span></text:span></text:p>
      <text:p text:style-name="P23"><text:span text:style-name="_20_Char"><text:span text:style-name="T41">The following</text:span></text:span><text:span text:style-name="_20_Char"><text:span text:style-name="T42">s</text:span></text:span><text:span text:style-name="_20_Char"><text:span text:style-name="T41">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23"><text:span text:style-name="_20_Char"><text:span text:style-name="T41">You just need to be aware that dhcp server daemon for node installation will not be active whenever the bootp daemon is active</text:span></text:span></text:p>
      <text:p text:style-name="P23"><text:span text:style-name="_20_Char"><text:span text:style-name="T41"/></text:span></text:p>
      <text:p text:style-name="P39"><text:span text:style-name="_20_Char"><text:span text:style-name="T61">Disable the bootp service(Optional)</text:span></text:span></text:p>
      <text:p text:style-name="P23"><text:span text:style-name="_20_Char"><text:span text:style-name="T41">a) Stop bootp from rebootting by commenting bootps line in /etc/inetd.conf file:</text:span></text:span></text:p>
      <text:p text:style-name="P59"><text:span text:style-name="_20_Char"><text:span text:style-name="T62">#bootps dgram udp wait root /usr/sbin/bootpd bootpd /etc/bootptab</text:span></text:span></text:p>
      <text:p text:style-name="P23"><text:span text:style-name="_20_Char"><text:span text:style-name="T41">b) Stop and restart the inetd subsystem:</text:span></text:span></text:p>
      <text:p text:style-name="P59"><text:span text:style-name="_20_Char"><text:span text:style-name="T63">refresh -s inetd</text:span></text:span></text:p>
      <text:p text:style-name="P23"><text:span text:style-name="_20_Char"><text:span text:style-name="T41">c) Stop bootp deamon:</text:span></text:span></text:p>
      <text:p text:style-name="P59"><text:span text:style-name="_20_Char"><text:span text:style-name="T63">ps -ef | grep bootp</text:span></text:span></text:p>
      <text:p text:style-name="P59"><text:span text:style-name="_20_Char"><text:span text:style-name="T63">kill the bootp process</text:span></text:span></text:p>
      <text:p text:style-name="P23"><text:span text:style-name="_20_Char"><text:span text:style-name="T41">d) Start dhcpsd server from rebootting by uncomment dhcpsd lines in /etc/rc.tcpip</text:span></text:span></text:p>
      <text:p text:style-name="P59"><text:span text:style-name="_20_Char"><text:span text:style-name="T63"># Start up the DHCP Server</text:span></text:span></text:p>
      <text:p text:style-name="P59"><text:span text:style-name="_20_Char"><text:span text:style-name="T63">start /usr/sbin/dhcpsd "$src_running"</text:span></text:span></text:p>
      <text:p text:style-name="P23"><text:span text:style-name="_20_Char"><text:span text:style-name="T41">e) Stop and restart the tcpip group</text:span></text:span></text:p>
      <text:p text:style-name="P59"><text:span text:style-name="_20_Char"><text:span text:style-name="T63">stopsrc -g tcpip</text:span></text:span></text:p>
      <text:p text:style-name="P59"><text:span text:style-name="_20_Char"><text:span text:style-name="T63">startsrc -g tcpip</text:span></text:span></text:p>
      <text:p text:style-name="P39"><text:span text:style-name="_20_Char"><text:span text:style-name="T63"/></text:span></text:p>
      <text:p text:style-name="P40"><text:span text:style-name="_20_Char"><text:span text:style-name="T65">After stopped bootp daemon and start DHCP daemon, you need to write the IP and MAC mapping into DHCP configuration file and restart DHCP daemon.</text:span></text:span></text:p>
      <text:p text:style-name="P40"><text:span text:style-name="_20_Char"><text:span text:style-name="T65">To configure DHCP server run:</text:span></text:span></text:p>
      <text:p text:style-name="P59"><text:span text:style-name="_20_Char"><text:span text:style-name="T64"><text:s/>makedhcp node01</text:span></text:span></text:p>
      <text:p text:style-name="P39"><text:soft-page-break/><text:span text:style-name="_20_Char"><text:span text:style-name="T63"/></text:span></text:p>
      <text:p text:style-name="P39"><text:span text:style-name="_20_Char"><text:span text:style-name="T63"/></text:span></text:p>
      <text:h text:style-name="Heading_20_2" text:outline-level="2">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21">If you wish to monitor a network installation you must run rcons before initiating a network boot.</text:p>
      <text:p text:style-name="P61"><text:tab/><text:tab/>To configure conserver run:</text:p>
      <text:p text:style-name="P47">makeconservercf <text:s text:c="3"/></text:p>
      <text:p text:style-name="P18">To start a console:</text:p>
      <text:p text:style-name="P47">rcons node01</text:p>
      <text:p text:style-name="P20">Note: <text:s/>You must always run makeconservercf after you define new cluster nodes.</text:p>
      <text:h text:style-name="Heading_20_2" text:outline-level="2">Initiate a network boot</text:h>
      <text:p text:style-name="P15">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54">rnetboot <text:s/>aixnodes</text:p>
      <text:p text:style-name="P16"><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7"><text:tab/>chdef -t site -o clustersite ppctimeout=180</text:p>
      <text:h text:style-name="Heading_20_2" text:outline-level="2">Verify the deployment</text:h>
      <text:list text:style-name="WW8Num33">
        <text:list-item text:start-value="1">
          <text:p text:style-name="P98">You can use the AIX <text:span text:style-name="kwd"><text:span text:style-name="T1">lsnim</text:span></text:span> command to see the state of the NIM installation for a particular node, by running the following command on the NIM master: </text:p>
          <text:p text:style-name="P96"><text:span text:style-name="T10">lsnim -l &lt;</text:span><text:span text:style-name="var"><text:span text:style-name="T10">clientname&gt;</text:span></text:span></text:p>
        </text:list-item>
        <text:list-item>
          <text:p text:style-name="P98">Retry and troubleshooting tips: </text:p>
        </text:list-item>
      </text:list>
      <text:list text:style-name="L4">
        <text:list-item>
          <text:p text:style-name="P100">For p6 lpars, it may be helpful to bring up the HMC web interface in a browser and watch the lpar status and reference codes as the node boots.</text:p>
        </text:list-item>
        <text:list-item>
          <text:p text:style-name="P100">Verify network connections</text:p>
        </text:list-item>
        <text:list-item>
          <text:p text:style-name="P100">If the <text:span text:style-name="T2">rnetboot</text:span> returns “unsuccessful” for a node, verify that bootp<text:span text:style-name="T60">/dhcp</text:span> and tftp is configured and running properly.</text:p>
        </text:list-item>
        <text:list-item>
          <text:p text:style-name="P104"><text:soft-page-break/><text:span text:style-name="T60">For bootp, v</text:span>iew /etc/bootptab to make sure an entry exists for the node.</text:p>
          <text:p text:style-name="P105">For dhcp, view /etc/dhcpsd.cnf to make sure an entry exists for the node.</text:p>
        </text:list-item>
        <text:list-item>
          <text:p text:style-name="P104">Verify that the information in /tftpboot/&lt;node&gt;.info is correct.</text:p>
        </text:list-item>
        <text:list-item>
          <text:p text:style-name="P104">Stop and restart inetd:</text:p>
        </text:list-item>
      </text:list>
      <text:p text:style-name="P122">stopsrc -s inetd</text:p>
      <text:p text:style-name="P122">startsrc -s inetd</text:p>
      <text:list text:style-name="L5">
        <text:list-item>
          <text:p text:style-name="P128">Stop and restart tftp:</text:p>
        </text:list-item>
      </text:list>
      <text:p text:style-name="P122">stopsrc -s tftp</text:p>
      <text:p text:style-name="P122">startsrc -s tftp</text:p>
      <text:list text:style-name="L5">
        <text:list-item text:start-value="1">
          <text:p text:style-name="P128"/>
        </text:list-item>
      </text:list>
      <text:list text:style-name="L4">
        <text:list-item text:start-value="1">
          <text:p text:style-name="P100">Verify NFS is running properly and mounts can be performed with this NFS server:</text:p>
        </text:list-item>
        <text:list-item>
          <text:p text:style-name="P104">View /etc/exports for correct mount information. <text:s/></text:p>
        </text:list-item>
        <text:list-item>
          <text:p text:style-name="P104">Run the showmount and exportfs commands. </text:p>
        </text:list-item>
        <text:list-item>
          <text:p text:style-name="P104">Stop and restart the NFS and related daemons:</text:p>
        </text:list-item>
      </text:list>
      <text:p text:style-name="P126">stopsrc -g nfs</text:p>
      <text:p text:style-name="P126">startsrc -g nfs</text:p>
      <text:list text:style-name="L4">
        <text:list-item text:start-value="1">
          <text:p text:style-name="P111">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xcat2nim</text:span> command to remove all NIM machine definitions that were created for the specified xCAT nodes. <text:s text:c="2"/>This command <text:span text:style-name="T13">will not</text:span><text:span text:style-name="T48"> </text:span>remove the xCAT node definitions.</text:p>
      <text:p text:style-name="P12"/>
      <text:p text:style-name="P12">For example, to remove the NIM machine definition corresponding to the xCAT node named “node01” you could run the command as follows.</text:p>
      <text:p text:style-name="P12"/>
      <text:p text:style-name="P12"><text:tab/><text:span text:style-name="T4">xcat2nim -t node -r node01</text:span></text:p>
      <text:p text:style-name="P12"/>
      <text:p text:style-name="P12">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43"/>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2">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10-06-16T14:30:48</dc:date>
    <meta:print-date>2008-06-30T12:21:55</meta:print-date>
    <meta:editing-cycles>283</meta:editing-cycles>
    <meta:editing-duration>P5DT12H20M4S</meta:editing-duration>
    <meta:user-defined meta:name="Info 1"/>
    <meta:user-defined meta:name="Info 2"/>
    <meta:user-defined meta:name="Info 3"/>
    <meta:user-defined meta:name="Info 4"/>
    <meta:document-statistic meta:table-count="0" meta:image-count="0" meta:object-count="0" meta:page-count="18" meta:paragraph-count="348" meta:word-count="5553" meta:character-count="33308"/>
  </office:meta>
</office:document-meta>
</file>